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2598*"/>
    </style:style>
    <style:style style:name="Table1.B" style:family="table-column">
      <style:table-column-properties style:rel-column-width="42936*"/>
    </style:style>
  </office:automatic-styles>
  <office:body>
    <office:text>
      <text:p text:style-name="Text_20_body"><text:span text:style-name="T1">1. Resumen de la consulta</text:span><text:line-break/>El usuario quiere saber <text:span text:style-name="T1">qué es la biodescodificación</text:span>. No se ha mencionado ningún síntoma físico ni zona del cuerpo.</text:p>
      <text:p text:style-name="Horizontal_20_Line"/>
      <text:h text:style-name="Heading_20_2" text:outline-level="2"><text:bookmark-start text:name="explicación-principal-entrada-biodescodificación"/>2. Explicación principal (entrada BIODESCODIFICACIÓN)<text:bookmark-end text:name="explicación-principal-entrada-biodescodificación"/></text:h>
      <text:p text:style-name="P1"><text:span text:style-name="T1">BIODESCODIFICACIÓN</text:span><text:line-break/>La biodescodificación (también llamada biodecodificación o bioneuroemoción) es una corriente de medicina alternativa que afirma que muchas enfermedades físicas tienen un origen emocional o “conflictos inconscientes” y que, al identificarlos y “descodificarlos”, el cuerpo podría sanar.<text:line-break/>- Propone que cada síntoma o enfermedad corresponde a un conflicto emocional específico (miedo, culpa, rabia, trauma, etc.) que el cuerpo “inscribe” en un órgano o tejido.<text:line-break/>- Se presenta como una herramienta complementaria, no como sustituto de la medicina convencional, orientada a “descodificar” la causa de la enfermedad en el “inconsciente biológico” o en las células.<text:line-break/>- El terapeuta explora la historia emocional, creencias, traumas y antecedentes familiares del paciente para buscar un conflicto asociado al síntoma (a veces llamado “bioshock”).<text:line-break/>- La idea es que, al tomar consciencia de ese conflicto y “liberarlo” mediante conversación, ejercicios emocionales o simbólicos, se “activan nuevos códigos” en las células y se favorecería la recuperación.<text:line-break/>- Suele sostener que las células guardan información de la historia personal y del árbol genealógico (lo que algunas corrientes llaman “constelaciones familiares” o memorias transgeneracionales).<text:line-break/>- Por eso muchas escuelas de biodescodificación trabajan con conflictos de la infancia, patrones de pensamiento limitantes y supuestos traumas heredados.</text:p>
      <text:h text:style-name="Heading_20_3" text:outline-level="3"><text:bookmark-start text:name="resumen-de-la-definición"/>• Resumen de la <text:span text:style-name="T1">definición</text:span><text:bookmark-end text:name="resumen-de-la-definición"/></text:h>
      <text:p text:style-name="First_20_paragraph">La biodescodificación es una teoría alternativa que vincula enfermedades físicas con conflictos emocionales inconscientes; al “descodificar” esos conflictos, se favorecería la sanación.</text:p>
      <text:h text:style-name="Heading_20_3" text:outline-level="3"><text:bookmark-start text:name="explicación-en-lenguaje-sencillo-técnico"/>• Explicación en lenguaje sencillo (<text:span text:style-name="T1">técnico</text:span>)<text:bookmark-end text:name="explicación-en-lenguaje-sencillo-técnico"/></text:h>
      <text:p text:style-name="First_20_paragraph">Se trata de buscar la causa emocional que, según esta corriente, se “escribe” en el cuerpo cuando una persona sufre un episodio emocional intenso (miedo, culpa, etc.). El terapeuta ayuda al paciente a reconocer y liberar esa emoción para que el cuerpo deje de “repetir” el síntoma.</text:p>
      <text:h text:style-name="Heading_20_3" text:outline-level="3"><text:bookmark-start text:name="sentido-biológico-según-la-biodescodificación"/>• <text:span text:style-name="T1">Sentido biológico</text:span> según la biodescodificación<text:bookmark-end text:name="sentido-biológico-según-la-biodescodificación"/></text:h>
      <text:list text:style-name="L1">
        <text:list-item>
          <text:p text:style-name="P2">Cada órgano o tejido tendría una “memoria” celular que guarda la información del conflicto que lo originó.<text:line-break/></text:p>
        </text:list-item>
        <text:list-item>
          <text:p text:style-name="P2">Al liberar el conflicto, la información ya no se mantiene “activada” en la célula y el proceso patológico puede resolverse.</text:p>
        </text:list-item>
      </text:list>
      <text:h text:style-name="Heading_20_3" text:outline-level="3"><text:bookmark-start text:name="conflicto-resumido-en-términos-emocionales"/>• <text:span text:style-name="T1">Conflicto</text:span> resumido en términos emocionales<text:bookmark-end text:name="conflicto-resumido-en-términos-emocionales"/></text:h>
      <text:p text:style-name="First_20_paragraph">El conflicto central es <text:span text:style-name="T1">una emoción no resuelta</text:span> (por ejemplo, miedo, culpa o rabia) que se convierte en un “mensaje” que el cuerpo traduce en un síntoma físico. La clave está en <text:span text:style-name="T1">identificar esa emoción</text:span>, <text:span text:style-name="T1">comprender su origen</text:span> y <text:span text:style-name="T1">permitir su expresión o liberación</text:span>.</text:p>
      <text:p text:style-name="Horizontal_20_Line"/>
      <text:h text:style-name="Heading_20_2" text:outline-level="2"><text:bookmark-start text:name="otros-matices-o-conceptos-relacionados"/>3. Otros matices o conceptos relacionados<text:bookmark-end text:name="otros-matices-o-conceptos-relacionados"/></text:h>
      <text:p text:style-name="First_20_paragraph">En la propia entrada se mencionan términos afines que pueden resultar de interés:</text:p>
      <table:table table:name="Table1" table:style-name="Table1">
        <table:table-column table:style-name="Table1.A"/>
        <table:table-column table:style-name="Table1.B"/>
        <table:table-header-rows>
          <table:table-row>
            <table:table-cell table:style-name="TableHeaderRowCell" office:value-type="string">
              <text:p text:style-name="Table_20_Heading">Concepto</text:p>
            </table:table-cell>
            <table:table-cell table:style-name="TableHeaderRowCell" office:value-type="string">
              <text:p text:style-name="Table_20_Heading">Breve descripción</text:p>
            </table:table-cell>
          </table:table-row>
        </table:table-header-rows>
        <table:table-row>
          <table:table-cell table:style-name="TableRowCell" office:value-type="string">
            <text:p text:style-name="Table_20_Contents"><text:span text:style-name="T1">Bioneuroemoción</text:span></text:p>
          </table:table-cell>
          <table:table-cell table:style-name="TableRowCell" office:value-type="string">
            <text:p text:style-name="Table_20_Contents">Sinónimo usado por algunos autores; enfatiza la relación entre emociones, sistema nervioso y organismo.</text:p>
          </table:table-cell>
        </table:table-row>
        <table:table-row>
          <table:table-cell table:style-name="TableRowCell" office:value-type="string">
            <text:p text:style-name="Table_20_Contents"><text:span text:style-name="T1">Constelaciones familiares</text:span></text:p>
          </table:table-cell>
          <table:table-cell table:style-name="TableRowCell" office:value-type="string">
            <text:p text:style-name="Table_20_Contents">Técnica que busca revelar patrones emocionales transgeneracionales que, según la biodescodificación, pueden influir en la salud.</text:p>
          </table:table-cell>
        </table:table-row>
        <table:table-row>
          <table:table-cell table:style-name="TableRowCell" office:value-type="string">
            <text:p text:style-name="Table_20_Contents"><text:span text:style-name="T1">Bioshock</text:span></text:p>
          </table:table-cell>
          <table:table-cell table:style-name="TableRowCell" office:value-type="string">
            <text:p text:style-name="Table_20_Contents">Nombre que se da al “choque” emocional que desencadena la aparición del síntoma.</text:p>
          </table:table-cell>
        </table:table-row>
      </table:table>
      <text:p text:style-name="First_20_paragraph">No hay referencias cruzadas específicas en la entrada, pero estos conceptos suelen aparecer en la literatura de biodescodificación y pueden ser profundizados por separado.</text:p>
      <text:p text:style-name="Horizontal_20_Line"/>
      <text:h text:style-name="Heading_20_2" text:outline-level="2"><text:bookmark-start text:name="posible-interpretación-integradora"/>4. Posible interpretación integradora<text:bookmark-end text:name="posible-interpretación-integradora"/></text:h>
      <text:p text:style-name="First_20_paragraph">La biodescodificación parte de la hipótesis de que <text:span text:style-name="T1">las emociones no procesadas quedan </text:span>“<text:span text:style-name="T1">grabadas</text:span>”<text:span text:style-name="T1"> a nivel celular</text:span>. Cuando una persona vive una situación que genera un conflicto (por ejemplo, una pérdida, una culpa profunda o un miedo intenso), ese conflicto puede “proyectarse” en un órgano o tejido y manifestarse como enfermedad. El proceso terapéutico consistiría, entonces, en:</text:p>
      <text:list text:style-name="L2">
        <text:list-item>
          <text:p text:style-name="P3"><text:span text:style-name="T1">Identificar</text:span> la emoción que está detrás del síntoma.<text:line-break/></text:p>
        </text:list-item>
        <text:list-item>
          <text:p text:style-name="P3"><text:span text:style-name="T1">Comprender</text:span> el contexto en el que surgió (infancia, trauma, dinámica familiar, etc.).<text:line-break/></text:p>
        </text:list-item>
        <text:list-item>
          <text:p text:style-name="P3"><text:span text:style-name="T1">Liberar</text:span> esa emoción mediante técnicas de conversación, visualización, respiración o trabajo corporal.</text:p>
        </text:list-item>
      </text:list>
      <text:p text:style-name="First_20_paragraph">Al lograrlo, según la teoría, el “código” que mantenía al órgano en estado de enfermedad se reprograma y el cuerpo recupera su equilibrio natural.</text:p>
      <text:p text:style-name="Horizontal_20_Line"/>
      <text:h text:style-name="Heading_20_2" text:outline-level="2"><text:bookmark-start text:name="sugerencia-de-abordaje-no-sustituye-al-terapeuta"/>5. Sugerencia de abordaje (no sustituye al terapeuta)<text:bookmark-end text:name="sugerencia-de-abordaje-no-sustituye-al-terapeuta"/></text:h>
      <text:list text:style-name="L3">
        <text:list-item>
          <text:p text:style-name="P4"><text:span text:style-name="T1">Buscar</text:span> un profesional especializado en biodescodificación o bioneuroemoción que realice una entrevista profunda de tu historia emocional.<text:line-break/></text:p>
        </text:list-item>
        <text:list-item>
          <text:p text:style-name="P4"><text:span text:style-name="T1">Practicar</text:span> ejercicios de auto‑observación emocional : anotar cuándo aparecen emociones intensas y cómo se sienten en el cuerpo.<text:line-break/></text:p>
        </text:list-item>
        <text:list-item>
          <text:p text:style-name="P4"><text:span text:style-name="T1">Complementar</text:span> siempre con la medicina convencional: cualquier síntoma físico debe ser evaluado por un médico para descartar causas orgánicas.</text:p>
        </text:list-item>
      </text:list>
      <text:p text:style-name="Horizontal_20_Line"/>
      <text:p text:style-name="P5"><text:span text:style-name="T1">⚠️ Aviso importante</text:span><text:line-break/>La información presentada es una <text:span text:style-name="T1">explicación de la teoría de la biodescodificación</text:span> y <text:span text:style-name="T1">no constituye diagnóstico ni tratamiento médico</text:span>. Siempre consulta a un profesional de la salud y a un terapeuta cualificado antes de tomar decisiones sobre tu bienes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6-02-17T09:12:38Z</meta:creation-date>
    <dc:date>2026-02-17T09:12:38Z</dc:date>
  </office:meta>
</office:document-meta>
</file>